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n" fo:country="GB"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n" fo:country="GB" style:font-size-asian="12pt" style:font-size-complex="12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master-page-name="">
      <style:paragraph-properties style:page-number="auto"/>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style:text-properties fo:font-style="normal" style:font-style-asian="normal" style:font-style-complex="normal"/>
    </style:style>
    <style:style style:name="P17" style:family="paragraph" style:parent-style-name="Standard">
      <style:paragraph-properties fo:margin-top="0cm" fo:margin-bottom="0cm"/>
      <style:text-properties fo:font-style="normal" fo:font-weight="normal" style:font-style-asian="normal" style:font-weight-asian="normal" style:font-style-complex="normal" style:font-weight-complex="normal"/>
    </style:style>
    <style:style style:name="P18" style:family="paragraph" style:parent-style-name="Ti">
      <style:text-properties style:font-name="Times New Roman" style:text-underline-style="solid" style:text-underline-width="auto" style:text-underline-color="font-color" fo:font-weight="bold" style:font-weight-asian="bold" style:font-weight-complex="bold"/>
    </style:style>
    <style:style style:name="P19" style:family="paragraph" style:parent-style-name="Ti">
      <style:paragraph-properties fo:margin-top="0cm" fo:margin-bottom="0.397cm"/>
      <style:text-properties style:font-name="Times New Roman" style:text-underline-style="none" fo:font-weight="normal" style:font-weight-asian="normal" style:font-weight-complex="normal"/>
    </style:style>
    <style:style style:name="P20" style:family="paragraph" style:parent-style-name="Ti">
      <style:paragraph-properties fo:margin-top="0cm" fo:margin-bottom="0cm"/>
      <style:text-properties style:font-name="Times New Roman" style:text-underline-style="none" fo:font-weight="normal" style:font-weight-asian="normal" style:font-weight-complex="normal"/>
    </style:style>
    <style:style style:name="P21" style:family="paragraph" style:parent-style-name="Ti">
      <style:paragraph-properties fo:margin-top="0cm" fo:margin-bottom="0cm" fo:line-height="100%"/>
      <style:text-properties style:font-name="Times New Roman" style:text-underline-style="none" fo:font-weight="normal" style:font-weight-asian="normal" style:font-weight-complex="normal"/>
    </style:style>
    <style:style style:name="P22" style:family="paragraph" style:parent-style-name="Ti" style:list-style-name="L10">
      <style:paragraph-properties fo:margin-top="0cm" fo:margin-bottom="0cm"/>
      <style:text-properties style:font-name="Times New Roman" style:text-underline-style="none" fo:font-weight="normal" style:font-weight-asian="normal" style:font-weight-complex="normal"/>
    </style:style>
    <style:style style:name="T1" style:family="text">
      <style:text-properties style:font-name="Times New Roman" style:text-underline-style="none"/>
    </style:style>
    <style:style style:name="T2" style:family="text">
      <style:text-properties style:font-name="Times New Roman" style:text-underline-style="none" fo:font-weight="normal" style:font-weight-asian="normal" style:font-weight-complex="normal"/>
    </style:style>
    <style:style style:name="T3" style:family="text">
      <style:text-properties style:font-name="Times New Roman"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al for Project Learning Agreement</text:p>
      <text:p text:style-name="Standard"/>
      <text:p text:style-name="P12">Project Description</text:p>
      <text:p text:style-name="Standard"/>
      <text:p text:style-name="Standard">Logline:</text:p>
      <text:p text:style-name="Standard">In a dystopian alternate future of Aztec mythology created by the Cyber Gods, the civilizations live dominated under a dome. But a mysterious Robot and a drone break through the outer shell of the dome and bring danger to this society. Their destination: To take down the last of the Cyber Gods.</text:p>
      <text:p text:style-name="Standard"/>
      <text:p text:style-name="Standard">Genre:</text:p>
      <text:list xml:id="list4997460698328823533" text:style-name="L1">
        <text:list-item>
          <text:p text:style-name="P3">Jump'n'Run</text:p>
        </text:list-item>
      </text:list>
      <text:p text:style-name="Standard"/>
      <text:p text:style-name="Standard">Length:</text:p>
      <text:list xml:id="list9176108360056778707" text:style-name="L2">
        <text:list-item>
          <text:p text:style-name="P4">30min - 60min</text:p>
        </text:list-item>
      </text:list>
      <text:p text:style-name="Standard"/>
      <text:p text:style-name="Standard">Levels:</text:p>
      <text:list xml:id="list1030758541125026387" text:style-name="L3">
        <text:list-item>
          <text:p text:style-name="P5">10 Levels</text:p>
        </text:list-item>
      </text:list>
      <text:p text:style-name="Standard"/>
      <text:p text:style-name="Standard">Amount of main characters:</text:p>
      <text:list xml:id="list7149785434059611041" text:style-name="L4">
        <text:list-item>
          <text:p text:style-name="P6">Two</text:p>
        </text:list-item>
      </text:list>
      <text:p text:style-name="Standard"/>
      <text:p text:style-name="Standard">Character description:</text:p>
      <text:p text:style-name="P1">A.I.:</text:p>
      <text:p text:style-name="P2">The first player takes control over the AI-Robot, which has to reach the colossal Cybergod. Its artificial brain is programmed for this reason and contains a program to corrupt the god’s system. Its body is because of this nothing more than a shell to carry his head to this goal. Basically it is just able to run and jump.</text:p>
      <text:p text:style-name="P1">Core:</text:p>
      <text:p text:style-name="P2">The second player controls the core of the war giant, who had to protect the AI and lead it to its destination. Once in its Mecha-Form it was able to fight enemies with the energy to shoot and to create and manipulate its environment. Now – because it lost its body – it can just create simple shapes out of debris to protect the AI. In fact, the core creates blocks to lead the AI over abysses, solve puzzles, reflect projectiles and lasers and dismantle traps.</text:p>
      <text:p text:style-name="Standard"/>
      <text:p text:style-name="Standard">Amount of assets:</text:p>
      <text:list xml:id="list9067628755590493705" text:style-name="L5">
        <text:list-item>
          <text:p text:style-name="P7">sounds</text:p>
        </text:list-item>
        <text:list-item>
          <text:p text:style-name="P7">3 different backgrounds</text:p>
        </text:list-item>
        <text:list-item>
          <text:p text:style-name="P7">environment tile sets</text:p>
        </text:list-item>
        <text:list-item>
          <text:p text:style-name="P7">2 characters and their sprite sheets</text:p>
        </text:list-item>
        <text:list-item>
          <text:p text:style-name="P7">special effects</text:p>
        </text:list-item>
        <text:list-item>
          <text:p text:style-name="P7">music</text:p>
        </text:list-item>
        <text:list-item>
          <text:p text:style-name="P7">obstacle and enemy sprites</text:p>
        </text:list-item>
      </text:list>
      <text:p text:style-name="Standard"/>
      <text:p text:style-name="Standard">Asset description</text:p>
      <text:p text:style-name="Standard">We want our assets to fit into the sci-fi mixed with Aztec style. The characters are robots. The designs of both characters are inspired by old Aztec paintings. The enemy’s have an robotic organic look to them. All our assets are pixel art sprites. The game sounds are inspired by electro musics. </text:p>
      <text:p text:style-name="Standard"/>
      <text:p text:style-name="Standard">Background/ Environment description</text:p>
      <text:list xml:id="list4463322341074559188" text:style-name="L6">
        <text:list-item>
          <text:p text:style-name="P8">sci-fi mixed with Aztec</text:p>
        </text:list-item>
      </text:list>
      <text:list xml:id="list7281084301154092813" text:style-name="L7">
        <text:list-item>
          <text:p text:style-name="P9">futuristic city skylines</text:p>
        </text:list-item>
        <text:list-item>
          <text:p text:style-name="P9"><text:soft-page-break/>mountain sides including old Aztec ruins</text:p>
        </text:list-item>
      </text:list>
      <text:p text:style-name="Standard"/>
      <text:p text:style-name="Standard">Technology:</text:p>
      <text:list xml:id="list7757141452542182146" text:style-name="L8">
        <text:list-item>
          <text:p text:style-name="P10">Photoshop</text:p>
        </text:list-item>
        <text:list-item>
          <text:p text:style-name="P10">Game Maker: Studio</text:p>
        </text:list-item>
        <text:list-item>
          <text:p text:style-name="P10">CAI</text:p>
        </text:list-item>
        <text:list-item>
          <text:p text:style-name="P10">TVPaint</text:p>
        </text:list-item>
      </text:list>
      <text:p text:style-name="Standard"/>
      <text:p text:style-name="Standard">Team members:</text:p>
      <text:list xml:id="list4242468418896613190" text:style-name="L9">
        <text:list-item>
          <text:p text:style-name="P11">Niklas Weber</text:p>
        </text:list-item>
        <text:list-item>
          <text:p text:style-name="P11">Emilia Nilges</text:p>
        </text:list-item>
        <text:list-item>
          <text:p text:style-name="P11">Daniel Bosselmann</text:p>
        </text:list-item>
        <text:list-item>
          <text:p text:style-name="P11">Niklas Burrichter</text:p>
        </text:list-item>
      </text:list>
      <text:p text:style-name="Standard"/>
      <text:p text:style-name="Standard"/>
      <text:p text:style-name="P18">Individual Contribution </text:p>
      <text:p text:style-name="P15"><text:span text:style-name="T3">Animation &amp; Game Methodology | Producing and Production </text:span></text:p>
      <text:p text:style-name="P17"><text:span text:style-name="T1">P</text:span><text:span text:style-name="T1">roject Leader and Vision Keeper</text:span></text:p>
      <text:p text:style-name="P16"><text:span text:style-name="T2">Together with Emilia I developed the environment of Sci-Fi and Aztec elements. After that, I took research for the mythology of the aztec culture and re-imaged it as a Sci-Fi-Story. In addition, I influenced the graphical style of the game as well as I ensured that the project won't drift off the initial thought. </text:span></text:p>
      <text:p text:style-name="P14"><text:span text:style-name="T2"/></text:p>
      <text:p text:style-name="P13">Animation and Game Design</text:p>
      <text:p text:style-name="P20">I designed one of the two Main Characters (Robot) as well as the backgrounds and the style with it. Additionally I came up with some of the key features of the game and ideas for enemies and <text:s/>improvement of the games mechanics. </text:p>
      <text:list xml:id="list4629315341698736402" text:style-name="L10">
        <text:list-item>
          <text:p text:style-name="P22">Block Abilities: Bounce Block, partly Gravity Block (initially Sticky Block)</text:p>
        </text:list-item>
        <text:list-item>
          <text:p text:style-name="P22">Block Selection Wheel</text:p>
        </text:list-item>
        <text:list-item>
          <text:p text:style-name="P22">Partly Level Design</text:p>
        </text:list-item>
      </text:list>
      <text:p text:style-name="P20"/>
      <text:p text:style-name="P20"/>
      <text:p text:style-name="P13">Game Development or Technical Art</text:p>
      <text:p text:style-name="P19">I animated the movement of the first Main Character (Run, Jump, Wall Slide etc.) and created the sprites. SFX will eventually follow. </text:p>
      <text:p text:style-name="P20"/>
      <text:p text:style-name="P19"/>
      <text:p text:style-name="P19"/>
      <text:p text:style-name="P19"/>
      <text:p text:style-name="P1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32pt" fo:letter-spacing="normal" fo:font-style="normal" fo:text-shadow="none" style:text-underline-style="none" fo:font-weight="normal" style:letter-kerning="true" style:font-name-asian="Mangal1" style:font-size-asian="32pt" style:font-style-asian="normal" style:font-weight-asian="normal" style:font-name-complex="Mangal1"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18pt" style:font-size-asian="18pt" style:font-size-complex="18pt"/>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writing-mode="lr-tb"/>
      <style:text-properties fo:color="#000000" style:text-outline="false" style:text-line-through-style="none" style:font-name="Mangal1" fo:font-size="18pt" fo:letter-spacing="normal" fo:font-style="normal" fo:text-shadow="none" style:text-underline-style="none" fo:font-weight="normal" style:letter-kerning="true" style:font-name-asian="Mangal1" style:font-size-asian="18pt" style:font-style-asian="normal" style:font-weight-asian="normal" style:font-name-complex="Mangal1"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start" style:justify-single-word="false" style:text-autospace="none" style:writing-mode="lr-tb"/>
      <style:text-properties fo:color="#000000" style:text-outline="false" style:text-line-through-style="none" style:font-name="Mangal1" fo:font-size="18pt" fo:letter-spacing="normal" fo:font-style="normal" fo:text-shadow="none" style:text-underline-style="none" fo:font-weight="normal" style:letter-kerning="true" style:font-name-asian="Mangal1" style:font-size-asian="18pt" style:font-style-asian="normal" style:font-weight-asian="normal" style:font-name-complex="Mangal1"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32pt" fo:letter-spacing="normal" fo:font-style="normal" fo:text-shadow="none" style:text-underline-style="none" fo:font-weight="normal" style:letter-kerning="true" style:font-name-asian="Mangal1" style:font-size-asian="32pt" style:font-style-asian="normal" style:font-weight-asian="normal" style:font-name-complex="Mangal1"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18pt" style:font-size-asian="18pt" style:font-size-complex="18pt"/>
    </style:style>
    <style:style style:name="Gliederung_20_3" style:display-name="Gliederung 3" style:family="paragraph" style:parent-style-name="Gliederung_20_2">
      <style:paragraph-properties fo:margin-top="0cm" fo:margin-bottom="0.3cm"/>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 style:family="paragraph" style:parent-style-name="Standard_7e_LT_7e_Gliederung_20_1" style:list-style-name="">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12pt" fo:letter-spacing="normal"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3T13:19:11.67</meta:creation-date>
    <dc:date>2015-06-07T19:00:58.45</dc:date>
    <meta:editing-duration>PT2H50M49S</meta:editing-duration>
    <meta:editing-cycles>19</meta:editing-cycles>
    <meta:generator>OpenOffice/4.1.0$Win32 OpenOffice.org_project/410m18$Build-9764</meta:generator>
    <meta:document-statistic meta:table-count="0" meta:image-count="0" meta:object-count="0" meta:page-count="2" meta:paragraph-count="52" meta:word-count="516" meta:character-count="2952"/>
  </office:meta>
</office:document-meta>
</file>